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11"/>
  </office:automatic-styles>
  <office:body>
    <office:spreadsheet>
      <table:table table:name="Arkusz1" table:style-name="ta1">
        <table:table-column table:style-name="co1" table:number-columns-repeated="7" table:default-cell-style-name="Default"/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25%*towary</text:p>
          </table:table-cell>
          <table:table-cell table:number-columns-repeated="5"/>
        </table:table-row>
        <table:table-row table:style-name="ro1">
          <table:table-cell/>
          <table:table-cell table:formula="of:=900*22.5" office:value-type="float" office:value="20250" calcext:value-type="float">
            <text:p>20250</text:p>
          </table:table-cell>
          <table:table-cell table:number-columns-repeated="2"/>
          <table:table-cell table:formula="of:=152000-115400" office:value-type="float" office:value="36600" calcext:value-type="float">
            <text:p>36600</text:p>
          </table:table-cell>
          <table:table-cell table:number-columns-repeated="2"/>
        </table:table-row>
        <table:table-row table:style-name="ro1">
          <table:table-cell/>
          <table:table-cell table:formula="of:=[.B2]*0.23" office:value-type="float" office:value="4657.5" calcext:value-type="float">
            <text:p>4657,5</text:p>
          </table:table-cell>
          <table:table-cell table:number-columns-repeated="5"/>
        </table:table-row>
        <table:table-row table:style-name="ro1">
          <table:table-cell/>
          <table:table-cell table:formula="of:=SUM([.B2:.B3])" office:value-type="float" office:value="24907.5" calcext:value-type="float">
            <text:p>24907,5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20250" calcext:value-type="float">
            <text:p>2025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B</text:p>
          </table:table-cell>
          <table:table-cell office:value-type="string" calcext:value-type="string">
            <text:p>kt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1-04" calcext:value-type="date">
            <text:p>4.01.2018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0250" calcext:value-type="float">
            <text:p>20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v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4657.5" calcext:value-type="float">
            <text:p>4657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4907.5" calcext:value-type="float">
            <text:p>24907,5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22.5" calcext:value-type="float">
            <text:p>22,5</text:p>
          </table:table-cell>
          <table:table-cell/>
          <table:table-cell table:style-name="ce2" office:value-type="percentage" office:value="0.75" calcext:value-type="percentage">
            <text:p>75,00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2,5*100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=</text:p>
          </table:table-cell>
          <table:table-cell office:value-type="string" calcext:value-type="string">
            <text:p>---------------</text:p>
          </table:table-cell>
          <table:table-cell table:formula="of:=(22.5*100)/75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percentage" office:value="0.75" calcext:value-type="percentage">
            <text:p>75,00%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date" office:date-value="2018-01-08" calcext:value-type="date">
            <text:p>8.01.2018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 w01/20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date" office:date-value="2018-01-09" calcext:value-type="date">
            <text:p>9.01.2018</text:p>
          </table:table-cell>
          <table:table-cell/>
          <table:table-cell office:value-type="float" office:value="6750" calcext:value-type="float">
            <text:p>6750</text:p>
          </table:table-cell>
          <table:table-cell office:value-type="float" office:value="300" calcext:value-type="float">
            <text:p>300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1/20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 1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409/500</text:p>
          </table:table-cell>
          <table:table-cell office:value-type="string" calcext:value-type="string">
            <text:p>330/40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12.01.2018 FV 01/2018</text:p>
          </table:table-cell>
          <table:table-cell/>
          <table:table-cell office:value-type="float" office:value="19500" calcext:value-type="float">
            <text:p>1950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85" calcext:value-type="float">
            <text:p>4485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985" calcext:value-type="float">
            <text:p>23985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14.01.2018 Wz 01/2018</text:p>
          </table:table-cell>
          <table:table-cell/>
          <table:table-cell office:value-type="float" office:value="19500" calcext:value-type="float">
            <text:p>19500</text:p>
          </table:table-cell>
          <table:table-cell office:value-type="float" office:value="731" calcext:value-type="float">
            <text:p>731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1-15" calcext:value-type="date">
            <text:p>15.01.201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409/550</text:p>
          </table:table-cell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.4" calcext:value-type="float">
            <text:p>41,4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.4" calcext:value-type="float">
            <text:p>221,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 18.01</text:p>
          </table:table-cell>
          <table:table-cell office:value-type="float" office:value="14" calcext:value-type="float">
            <text:p>14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0 30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01 FV24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401/550</text:p>
          </table:table-cell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.5" calcext:value-type="float">
            <text:p>57,5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7.5" calcext:value-type="float">
            <text:p>307,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1-20" calcext:value-type="date">
            <text:p>20.01.2018</text:p>
          </table:table-cell>
          <table:table-cell office:value-type="string" calcext:value-type="string">
            <text:p>LT 1/2018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string" calcext:value-type="string">
            <text:p>0 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0" calcext:value-type="float">
            <text:p>2400</text:p>
          </table:table-cell>
          <table:table-cell office:value-type="string" calcext:value-type="string">
            <text:p>0 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00" calcext:value-type="float">
            <text:p>3600</text:p>
          </table:table-cell>
          <table:table-cell office:value-type="float" office:value="701" calcext:value-type="float">
            <text:p>70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date" office:date-value="2018-01-31" calcext:value-type="date">
            <text:p>31.01.2018</text:p>
          </table:table-cell>
          <table:table-cell office:value-type="string" calcext:value-type="string">
            <text:p>Wb15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751" calcext:value-type="float">
            <text:p>751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907.5" calcext:value-type="float">
            <text:p>24907,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985" calcext:value-type="float">
            <text:p>23985</text:p>
          </table:table-cell>
          <table:table-cell office:value-type="float" office:value="131" calcext:value-type="float">
            <text:p>13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42(4)</text:p>
          </table:table-cell>
          <table:table-cell/>
          <table:table-cell office:value-type="float" office:value="15750" calcext:value-type="float">
            <text:p>157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=</text:p>
          </table:table-cell>
          <table:table-cell office:value-type="string" calcext:value-type="string">
            <text:p>----------------</text:p>
          </table:table-cell>
          <table:table-cell/>
          <table:table-cell office:value-type="string" calcext:value-type="string">
            <text:p>-------------------</text:p>
          </table:table-cell>
          <table:table-cell table:formula="of:=(15750/63000)*100"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330" calcext:value-type="float">
            <text:p>330</text:p>
          </table:table-cell>
          <table:table-cell/>
          <table:table-cell office:value-type="float" office:value="63000" calcext:value-type="float">
            <text:p>630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1500x25%</text:p>
          </table:table-cell>
          <table:table-cell table:formula="of:=(4750/5250)" office:value-type="float" office:value="0.904761904761905" calcext:value-type="float">
            <text:p>0,904761904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date" office:date-value="2018-01-31" calcext:value-type="date">
            <text:p>31.01.2018</text:p>
          </table:table-cell>
          <table:table-cell office:value-type="string" calcext:value-type="string">
            <text:p>PK2/2018</text:p>
          </table:table-cell>
          <table:table-cell/>
          <table:table-cell office:value-type="float" office:value="-5250" calcext:value-type="float">
            <text:p>-5250</text:p>
          </table:table-cell>
          <table:table-cell/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-475" calcext:value-type="float">
            <text:p>-475</text:p>
          </table:table-cell>
          <table:table-cell office:value-type="float" office:value="731" calcext:value-type="float">
            <text:p>7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375" calcext:value-type="float">
            <text:p>-375</text:p>
          </table:table-cell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375" calcext:value-type="float">
            <text:p>-375</text:p>
          </table:table-cell>
          <table:table-cell office:value-type="float" office:value="550" calcext:value-type="float">
            <text:p>550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date" office:date-value="2018-01-31" calcext:value-type="date">
            <text:p>31.01.2018</text:p>
          </table:table-cell>
          <table:table-cell office:value-type="string" calcext:value-type="string">
            <text:p>PK 03/201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0 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450" calcext:value-type="float">
            <text:p>450</text:p>
          </table:table-cell>
          <table:table-cell office:value-type="float" office:value="550" calcext:value-type="float">
            <text:p>550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731" calcext:value-type="float">
            <text:p>-7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751" calcext:value-type="float">
            <text:p>-7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761" calcext:value-type="float">
            <text:p>-76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8:05:22.729000000</meta:creation-date>
    <meta:generator>LibreOffice/4.3.3.2$Windows_x86 LibreOffice_project/9bb7eadab57b6755b1265afa86e04bf45fbfc644</meta:generator>
    <dc:date>2018-03-09T21:11:51.151000000</dc:date>
    <meta:editing-duration>PT1H35M</meta:editing-duration>
    <meta:editing-cycles>2</meta:editing-cycles>
    <meta:document-statistic meta:table-count="1" meta:cell-count="133" meta:object-count="0"/>
  </office:meta>
</office:document-meta>
</file>